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99000001251D7CD4B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1.905cm" svg:height="0.762cm" svg:x="2.27cm" svg:y="14.122cm">
          <text:p text:style-name="P1"><text:span text:style-name="T1">GlobalTi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286cm" svg:height="0.762cm" svg:x="4.683cm" svg:y="12.62cm">
          <text:p text:style-name="P1"><text:span text:style-name="T1">TimeSyncIn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143cm" svg:height="0.762cm" svg:x="7.477cm" svg:y="12.303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413cm" svg:height="0.762cm" svg:x="9.333cm" svg:y="12.238cm">
          <text:p text:style-name="P1"><text:span text:style-name="T1">TimeSyncM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413cm" svg:height="0.762cm" svg:x="12.811cm" svg:y="12.811cm">
          <text:p text:style-name="P1"><text:span text:style-name="T1">TimeSyncNotif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651cm" svg:height="0.762cm" svg:x="15.351cm" svg:y="14.716cm">
          <text:p text:style-name="P1"><text:span text:style-name="T1">StdContr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524cm" svg:height="0.889cm" svg:x="8.974cm" svg:y="15.9cm">
          <text:p text:style-name="P1"><text:span text:style-name="T1">TimeSync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143cm" svg:height="0.762cm" svg:x="1.635cm" svg:y="17.923cm">
          <text:p text:style-name="P1"><text:span text:style-name="T1">Bo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2.667cm" svg:height="1.016cm" svg:x="4.037cm" svg:y="20.6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4" draw:id="id14" draw:layer="layout" svg:width="2.465cm" svg:height="0.793cm" svg:x="4.112cm" svg:y="20.722cm">
          <text:p text:style-name="P3"><text:span text:style-name="T2">TimeSyncMessageC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2.286cm" svg:height="1.016cm" svg:x="10.906cm" svg:y="19.9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032cm" svg:height="0.762cm" svg:x="11.033cm" svg:y="20.05cm">
          <text:p text:style-name="P3"><text:span text:style-name="T2">LocalTimeMilliC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78cm" svg:height="1.016cm" svg:x="13.319cm" svg:y="18.8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1" draw:id="id11" draw:layer="layout" svg:width="1.524cm" svg:height="0.762cm" svg:x="13.446cm" svg:y="18.963cm">
          <text:p text:style-name="P1"><text:span text:style-name="T2">TimerMilliC</text:span></text:p>
          <text:p text:style-name="P1"><text:span text:style-name="T2">(TimerC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51cm" svg:height="1.016cm" svg:x="15.478cm" svg:y="18.8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2" draw:id="id12" draw:layer="layout" svg:width="1.397cm" svg:height="0.762cm" svg:x="15.605cm" svg:y="18.963cm">
          <text:p text:style-name="P3"><text:span text:style-name="T2">RandomC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3" draw:id="id13" draw:layer="layout" svg:width="1.27cm" svg:height="0.762cm" svg:x="15.986cm" svg:y="17.002cm">
          <text:p text:style-name="P2"><text:span text:style-name="T1">NoLedsC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3.223cm" svg:y1="14.884cm" svg:x2="8.974cm" svg:y2="16.344cm" draw:start-shape="id1" draw:start-glue-point="8" draw:end-shape="id2" draw:end-glue-point="3" svg:d="M3223 14884c0 974 1917 1460 5751 1460" svg:viewBox="0 0 5752 1461">
          <text:p/>
        </draw:connector>
        <draw:connector draw:style-name="gr5" draw:text-style-name="P1" draw:layer="layout" draw:type="curve" svg:x1="5.826cm" svg:y1="13.382cm" svg:x2="8.974cm" svg:y2="16.344cm" draw:start-shape="id3" draw:start-glue-point="8" draw:end-shape="id2" draw:end-glue-point="3" svg:d="M5826 13382c0 1975 1049 2962 3148 2962" svg:viewBox="0 0 3149 2963">
          <text:p/>
        </draw:connector>
        <draw:connector draw:style-name="gr5" draw:text-style-name="P1" draw:layer="layout" draw:type="curve" svg:x1="8.049cm" svg:y1="13.065cm" svg:x2="9.736cm" svg:y2="15.9cm" draw:start-shape="id4" draw:start-glue-point="8" draw:end-shape="id2" draw:end-glue-point="0" svg:d="M8049 13065c0 2127 1687 710 1687 2835" svg:viewBox="0 0 1688 2836">
          <text:p/>
        </draw:connector>
        <draw:connector draw:style-name="gr5" draw:text-style-name="P1" draw:layer="layout" draw:type="curve" svg:x1="10.54cm" svg:y1="13cm" svg:x2="9.736cm" svg:y2="15.9cm" draw:start-shape="id5" draw:start-glue-point="8" draw:end-shape="id2" draw:end-glue-point="0" svg:d="M10540 13000c0 2175-804 725-804 2900" svg:viewBox="0 0 805 2901">
          <text:p/>
        </draw:connector>
        <draw:connector draw:style-name="gr5" draw:text-style-name="P1" draw:layer="layout" draw:type="curve" svg:x1="14.018cm" svg:y1="13.573cm" svg:x2="10.498cm" svg:y2="16.344cm" draw:start-shape="id6" draw:start-glue-point="8" draw:end-shape="id2" draw:end-glue-point="1" svg:d="M14018 13573c0 1848-1173 2771-3520 2771" svg:viewBox="0 0 3521 2772">
          <text:p/>
        </draw:connector>
        <draw:connector draw:style-name="gr5" draw:text-style-name="P1" draw:layer="layout" draw:type="curve" svg:x1="16.177cm" svg:y1="15.478cm" svg:x2="10.498cm" svg:y2="16.344cm" draw:start-shape="id7" draw:start-glue-point="8" draw:end-shape="id2" draw:end-glue-point="1" svg:d="M16177 15478c0 578-1893 866-5679 866" svg:viewBox="0 0 5680 867">
          <text:p/>
        </draw:connector>
        <draw:connector draw:style-name="gr5" draw:text-style-name="P1" draw:layer="layout" draw:type="curve" svg:x1="8.974cm" svg:y1="16.344cm" svg:x2="2.207cm" svg:y2="17.923cm" draw:start-shape="id2" draw:start-glue-point="3" draw:end-shape="id8" draw:end-glue-point="4" svg:d="M8974 16344c-4512 0-6767 526-6767 1579" svg:viewBox="0 0 6768 1580">
          <svg:title>asdffsfd</svg:title>
          <text:p/>
        </draw:connector>
        <draw:connector draw:style-name="gr5" draw:text-style-name="P1" draw:layer="layout" draw:type="curve" svg:x1="8.974cm" svg:y1="16.344cm" svg:x2="4.037cm" svg:y2="21.134cm" draw:start-shape="id2" draw:start-glue-point="3" draw:end-shape="id9" draw:end-glue-point="3" svg:d="M8974 16344c-8158 0-5690 4790-4937 4790" svg:viewBox="0 0 5880 4791">
          <text:p/>
        </draw:connector>
        <draw:connector draw:style-name="gr5" draw:text-style-name="P1" draw:layer="layout" draw:type="curve" svg:x1="8.974cm" svg:y1="16.344cm" svg:x2="6.704cm" svg:y2="21.134cm" draw:start-shape="id2" draw:end-shape="id9" draw:end-glue-point="1" svg:d="M8974 16344c-1702 0-568 4790-2270 4790" svg:viewBox="0 0 2271 4791">
          <text:p/>
        </draw:connector>
        <draw:connector draw:style-name="gr5" draw:text-style-name="P1" draw:layer="layout" draw:type="curve" svg:x1="10.498cm" svg:y1="16.344cm" svg:x2="12.049cm" svg:y2="19.923cm" draw:start-shape="id2" draw:start-glue-point="1" draw:end-shape="id10" draw:end-glue-point="0" svg:d="M10498 16344c1034 0 1551 1193 1551 3579" svg:viewBox="0 0 1552 3580">
          <text:p/>
        </draw:connector>
        <draw:connector draw:style-name="gr5" draw:text-style-name="P1" draw:layer="layout" draw:type="curve" svg:x1="10.498cm" svg:y1="16.344cm" svg:x2="14.208cm" svg:y2="18.963cm" draw:start-shape="id2" draw:start-glue-point="1" draw:end-shape="id11" draw:end-glue-point="0" svg:d="M10498 16344c2474 0 3710 873 3710 2619" svg:viewBox="0 0 3711 2620">
          <text:p/>
        </draw:connector>
        <draw:connector draw:style-name="gr5" draw:text-style-name="P1" draw:layer="layout" draw:type="curve" svg:x1="10.498cm" svg:y1="16.344cm" svg:x2="16.303cm" svg:y2="18.963cm" draw:start-shape="id2" draw:start-glue-point="1" draw:end-shape="id12" draw:end-glue-point="0" svg:d="M10498 16344c3870 0 5805 873 5805 2619" svg:viewBox="0 0 5806 2620">
          <text:p/>
        </draw:connector>
        <draw:connector draw:style-name="gr5" draw:text-style-name="P1" draw:layer="layout" draw:type="curve" svg:x1="10.498cm" svg:y1="16.344cm" svg:x2="16.621cm" svg:y2="17.002cm" draw:start-shape="id2" draw:start-glue-point="1" draw:end-shape="id13" draw:end-glue-point="0" svg:d="M10498 16344c4082 0 6123 219 6123 658" svg:viewBox="0 0 6124 659">
          <text:p/>
        </draw:connector>
        <draw:frame draw:style-name="gr6" draw:text-style-name="P1" draw:layer="layout" svg:width="18.766cm" svg:height="4.875cm" svg:x="1.411cm" svg:y="5.904cm">
          <draw:image xlink:href="Pictures/1000000000000499000001251D7CD4BF.png" xlink:type="simple" xlink:show="embed" xlink:actuate="onLoad">
            <text:p/>
          </draw:image>
        </draw:frame>
        <draw:connector draw:style-name="gr5" draw:text-style-name="P1" draw:layer="layout" draw:type="curve" svg:x1="8.974cm" svg:y1="16.344cm" svg:x2="5.37cm" svg:y2="20.626cm" draw:start-shape="id2" draw:start-glue-point="3" draw:end-shape="id9" draw:end-glue-point="0" svg:d="M8974 16344c-2403 0-3604 1427-3604 4282" svg:viewBox="0 0 3605 4283">
          <text:p/>
        </draw:connector>
        <draw:frame draw:style-name="gr7" draw:text-style-name="P4" draw:layer="layout" svg:width="2.932cm" svg:height="0.573cm" svg:x="3.402cm" svg:y="15.2cm">
          <draw:text-box>
            <text:p><text:span text:style-name="T1">GlobalTime&lt;TMilli&gt;</text:span></text:p>
          </draw:text-box>
        </draw:frame>
        <draw:frame draw:style-name="gr7" draw:text-style-name="P4" draw:layer="layout" svg:width="2.229cm" svg:height="0.573cm" svg:x="5.755cm" svg:y="13.635cm">
          <draw:text-box>
            <text:p><text:span text:style-name="T1">TimeSyncInfo</text:span></text:p>
          </draw:text-box>
        </draw:frame>
        <draw:frame draw:style-name="gr7" draw:text-style-name="P4" draw:layer="layout" svg:width="0.883cm" svg:height="0.573cm" svg:x="7.991cm" svg:y="13.065cm">
          <draw:text-box>
            <text:p><text:span text:style-name="T1">Init</text:span></text:p>
          </draw:text-box>
        </draw:frame>
        <draw:frame draw:style-name="gr7" draw:text-style-name="P4" draw:layer="layout" svg:width="2.462cm" svg:height="0.573cm" svg:x="10.476cm" svg:y="13.127cm">
          <draw:text-box>
            <text:p><text:span text:style-name="T1">TimeSyncMode</text:span></text:p>
          </draw:text-box>
        </draw:frame>
        <draw:frame draw:style-name="gr7" draw:text-style-name="P4" draw:layer="layout" svg:width="2.483cm" svg:height="0.573cm" svg:x="13.821cm" svg:y="13.633cm">
          <draw:text-box>
            <text:p><text:span text:style-name="T1">TimeSyncNotify</text:span></text:p>
          </draw:text-box>
        </draw:frame>
        <draw:frame draw:style-name="gr7" draw:text-style-name="P4" draw:layer="layout" svg:width="1.84cm" svg:height="0.573cm" svg:x="14.019cm" svg:y="15.413cm">
          <draw:text-box>
            <text:p><text:span text:style-name="T1">StdControl</text:span></text:p>
          </draw:text-box>
        </draw:frame>
        <draw:frame draw:style-name="gr7" draw:text-style-name="P4" draw:layer="layout" svg:width="1.086cm" svg:height="0.573cm" svg:x="2.581cm" svg:y="17.064cm">
          <draw:text-box>
            <text:p><text:span text:style-name="T1">Boot</text:span></text:p>
          </draw:text-box>
        </draw:frame>
        <draw:frame draw:style-name="gr7" draw:text-style-name="P4" draw:layer="layout" svg:width="1.967cm" svg:height="0.573cm" svg:x="2.716cm" svg:y="18.78cm">
          <draw:text-box>
            <text:p><text:span text:style-name="T1">SplitControl</text:span></text:p>
          </draw:text-box>
        </draw:frame>
        <draw:frame draw:style-name="gr7" draw:text-style-name="P4" draw:layer="layout" svg:width="4.926cm" svg:height="0.573cm" svg:x="6.615cm" svg:y="17.445cm">
          <draw:text-box>
            <text:p><text:span text:style-name="T1">TimeSyncAMSend&lt;TMilli,uint32_t&gt;</text:span></text:p>
          </draw:text-box>
        </draw:frame>
        <draw:connector draw:style-name="gr5" draw:text-style-name="P1" draw:layer="layout" draw:type="curve" draw:line-skew="-0.933cm" svg:x1="8.974cm" svg:y1="16.344cm" svg:x2="6.577cm" svg:y2="21.118cm" draw:start-shape="id2" draw:start-glue-point="3" draw:end-shape="id14" svg:d="M8974 16344c-3198 0-2000 4774-2397 4774" svg:viewBox="0 0 2398 4775">
          <text:p/>
        </draw:connector>
        <draw:frame draw:style-name="gr7" draw:text-style-name="P4" draw:layer="layout" svg:width="1.526cm" svg:height="0.573cm" svg:x="4.046cm" svg:y="17.764cm">
          <draw:text-box>
            <text:p><text:span text:style-name="T1">Receive</text:span></text:p>
          </draw:text-box>
        </draw:frame>
        <draw:frame draw:style-name="gr7" draw:text-style-name="P4" draw:layer="layout" svg:width="4.71cm" svg:height="0.573cm" svg:x="7.085cm" svg:y="20.939cm">
          <draw:text-box>
            <text:p><text:span text:style-name="T1">TimeSyncPacket&lt;TMilli,uint32_t&gt;</text:span></text:p>
          </draw:text-box>
        </draw:frame>
        <draw:frame draw:style-name="gr7" draw:text-style-name="P4" draw:layer="layout" svg:width="2.792cm" svg:height="0.573cm" svg:x="9.257cm" svg:y="18.969cm">
          <draw:text-box>
            <text:p><text:span text:style-name="T1">LocalTime&lt;TMilli&gt;</text:span></text:p>
          </draw:text-box>
        </draw:frame>
        <draw:frame draw:style-name="gr7" draw:text-style-name="P4" draw:layer="layout" svg:width="2.208cm" svg:height="0.573cm" svg:x="11.795cm" svg:y="17.891cm">
          <draw:text-box>
            <text:p><text:span text:style-name="T1">Timer&lt;TMilli&gt;</text:span></text:p>
          </draw:text-box>
        </draw:frame>
        <draw:frame draw:style-name="gr7" draw:text-style-name="P4" draw:layer="layout" svg:width="1.569cm" svg:height="0.573cm" svg:x="14.335cm" svg:y="17.891cm">
          <draw:text-box>
            <text:p><text:span text:style-name="T1">Random</text:span></text:p>
          </draw:text-box>
        </draw:frame>
        <draw:frame draw:style-name="gr8" draw:text-style-name="P4" draw:layer="layout" svg:width="1.116cm" svg:height="0.573cm" svg:x="15.759cm" svg:y="16.113cm">
          <draw:text-box>
            <text:p><text:span text:style-name="T1">Led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der Dorneles Soares</meta:initial-creator>
    <meta:creation-date>2016-02-19T00:32:03.337969795</meta:creation-date>
    <dc:date>2016-02-19T01:54:04.786972528</dc:date>
    <dc:creator>Heder Dorneles Soares</dc:creator>
    <meta:editing-duration>PT5M36S</meta:editing-duration>
    <meta:editing-cycles>1</meta:editing-cycles>
    <meta:document-statistic meta:object-count="48"/>
    <meta:generator>LibreOffice/4.2.8.2$Linux_X86_64 LibreOffice_project/420m0$Build-2</meta:generator>
  </office:meta>
</office:document-meta>
</file>